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frac>
        <mrow>
          <mi>N</mi>
          <mspace width="0.5em"/>
          <msub>
            <mi>k</mi>
            <mtext>B</mtext>
          </msub>
          <mspace width="0.5em"/>
          <mi>T</mi>
        </mrow>
        <mi>p</mi>
      </mfrac>
      <mrow>
        <mspace width="2em"/>
        <mo stretchy="false">=</mo>
        <mspace width="2em"/>
      </mrow>
      <mfrac>
        <mtext>konst.</mtext>
        <mi>p</mi>
      </mfrac>
    </mrow>
    <annotation encoding="StarMath 5.0">V ~=~ { N ` k _"B" ` T } over p ~=~ "konst." over p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2:40:57.654000000</meta:creation-date>
    <dc:date>2015-04-08T22:41:57.273000000</dc:date>
    <meta:editing-duration>PT59S</meta:editing-duration>
    <meta:editing-cycles>1</meta:editing-cycles>
    <meta:generator>LibreOffice/4.3.4.1$Windows_x86 LibreOffice_project/bc356b2f991740509f321d70e4512a6a54c5f243</meta:generator>
  </office:meta>
</office:document-meta>
</file>